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7da7a" style:font-size-asian="11.5pt"/>
    </style:style>
    <style:style style:name="T3" style:family="text">
      <style:text-properties fo:font-size="9.5pt" style:font-size-asian="9.5pt"/>
    </style:style>
    <style:style style:name="T4" style:family="text">
      <style:text-properties officeooo:rsid="00094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8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13"><text:s/>09:10 Oldenburg (im BZTG)</text:p>
            <text:p text:style-name="P7"><text:s/></text:p>
            <text:p text:style-name="P7">Tarek, Tobias, Garrit, Theis, Söre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5">Serielles Protokoll implementiere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5"><text:span text:style-name="T4">Raspbarry intigriert </text:span>Serielles Protokoll wurde implementier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5"><text:span text:style-name="T4">Serielles Protokoll implementieren </text:span></text:p>
            <text:p text:style-name="P5"/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4"><text:span text:style-name="T1">10</text:span><text:bookmark text:name="_GoBack"/><text:span text:style-name="T1">.0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6</meta:editing-cycles>
    <meta:creation-date>2014-01-27T08:27:00</meta:creation-date>
    <dc:date>2014-03-11T19:38:57.911198648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6" meta:word-count="61" meta:character-count="495" meta:non-whitespace-character-count="4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